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39.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54.77mm"/>
    </style:style>
    <style:style style:name="co25" style:family="table-column">
      <style:table-column-properties fo:break-before="auto" style:column-width="37.38mm"/>
    </style:style>
    <style:style style:name="co26" style:family="table-column">
      <style:table-column-properties fo:break-before="auto" style:column-width="75.46mm"/>
    </style:style>
    <style:style style:name="co27" style:family="table-column">
      <style:table-column-properties fo:break-before="auto" style:column-width="75.74mm"/>
    </style:style>
    <style:style style:name="co28" style:family="table-column">
      <style:table-column-properties fo:break-before="auto" style:column-width="41.15mm"/>
    </style:style>
    <style:style style:name="co29" style:family="table-column">
      <style:table-column-properties fo:break-before="auto" style:column-width="49.81mm"/>
    </style:style>
    <style:style style:name="co30" style:family="table-column">
      <style:table-column-properties fo:break-before="auto" style:column-width="72.14mm"/>
    </style:style>
    <style:style style:name="co31" style:family="table-column">
      <style:table-column-properties fo:break-before="auto" style:column-width="72.71mm"/>
    </style:style>
    <style:style style:name="co32" style:family="table-column">
      <style:table-column-properties fo:break-before="auto" style:column-width="81.26mm"/>
    </style:style>
    <style:style style:name="co33" style:family="table-column">
      <style:table-column-properties fo:break-before="auto" style:column-width="68.54mm"/>
    </style:style>
    <style:style style:name="co34" style:family="table-column">
      <style:table-column-properties fo:break-before="auto" style:column-width="47.96mm"/>
    </style:style>
    <style:style style:name="co35" style:family="table-column">
      <style:table-column-properties fo:break-before="auto" style:column-width="51.66mm"/>
    </style:style>
    <style:style style:name="co36" style:family="table-column">
      <style:table-column-properties fo:break-before="auto" style:column-width="64.96mm"/>
    </style:style>
    <style:style style:name="co37" style:family="table-column">
      <style:table-column-properties fo:break-before="auto" style:column-width="84.03mm"/>
    </style:style>
    <style:style style:name="co38" style:family="table-column">
      <style:table-column-properties fo:break-before="auto" style:column-width="70.86mm"/>
    </style:style>
    <style:style style:name="co39" style:family="table-column">
      <style:table-column-properties fo:break-before="auto" style:column-width="42.3mm"/>
    </style:style>
    <style:style style:name="co40" style:family="table-column">
      <style:table-column-properties fo:break-before="auto" style:column-width="53.83mm"/>
    </style:style>
    <style:style style:name="co41" style:family="table-column">
      <style:table-column-properties fo:break-before="auto" style:column-width="69.39mm"/>
    </style:style>
    <style:style style:name="co42" style:family="table-column">
      <style:table-column-properties fo:break-before="auto" style:column-width="48.9mm"/>
    </style:style>
    <style:style style:name="co43" style:family="table-column">
      <style:table-column-properties fo:break-before="auto" style:column-width="55.07mm"/>
    </style:style>
    <style:style style:name="co44" style:family="table-column">
      <style:table-column-properties fo:break-before="auto" style:column-width="47.34mm"/>
    </style:style>
    <style:style style:name="co45" style:family="table-column">
      <style:table-column-properties fo:break-before="auto" style:column-width="63.31mm"/>
    </style:style>
    <style:style style:name="co46" style:family="table-column">
      <style:table-column-properties fo:break-before="auto" style:column-width="87.26mm"/>
    </style:style>
    <style:style style:name="co47" style:family="table-column">
      <style:table-column-properties fo:break-before="auto" style:column-width="47.64mm"/>
    </style:style>
    <style:style style:name="co48" style:family="table-column">
      <style:table-column-properties fo:break-before="auto" style:column-width="33.99mm"/>
    </style:style>
    <style:style style:name="co49" style:family="table-column">
      <style:table-column-properties fo:break-before="auto" style:column-width="81.54mm"/>
    </style:style>
    <style:style style:name="co50" style:family="table-column">
      <style:table-column-properties fo:break-before="auto" style:column-width="41.19mm"/>
    </style:style>
    <style:style style:name="co51" style:family="table-column">
      <style:table-column-properties fo:break-before="auto" style:column-width="140.18mm"/>
    </style:style>
    <style:style style:name="co52" style:family="table-column">
      <style:table-column-properties fo:break-before="auto" style:column-width="35.98mm"/>
    </style:style>
    <style:style style:name="co53" style:family="table-column">
      <style:table-column-properties fo:break-before="auto" style:column-width="31.29mm"/>
    </style:style>
    <style:style style:name="co54" style:family="table-column">
      <style:table-column-properties fo:break-before="auto" style:column-width="44.79mm"/>
    </style:style>
    <style:style style:name="co55" style:family="table-column">
      <style:table-column-properties fo:break-before="auto" style:column-width="38.14mm"/>
    </style:style>
    <style:style style:name="co56" style:family="table-column">
      <style:table-column-properties fo:break-before="auto" style:column-width="40.36mm"/>
    </style:style>
    <style:style style:name="co57" style:family="table-column">
      <style:table-column-properties fo:break-before="auto" style:column-width="30.18mm"/>
    </style:style>
    <style:style style:name="co58" style:family="table-column">
      <style:table-column-properties fo:break-before="auto" style:column-width="31.01mm"/>
    </style:style>
    <style:style style:name="co59" style:family="table-column">
      <style:table-column-properties fo:break-before="auto" style:column-width="26.86mm"/>
    </style:style>
    <style:style style:name="co60" style:family="table-column">
      <style:table-column-properties fo:break-before="auto" style:column-width="43.46mm"/>
    </style:style>
    <style:style style:name="co61" style:family="table-column">
      <style:table-column-properties fo:break-before="auto" style:column-width="35.72mm"/>
    </style:style>
    <style:style style:name="co62" style:family="table-column">
      <style:table-column-properties fo:break-before="auto" style:column-width="45.88mm"/>
    </style:style>
    <style:style style:name="co63" style:family="table-column">
      <style:table-column-properties fo:break-before="auto" style:column-width="45.61mm"/>
    </style:style>
    <style:style style:name="co64" style:family="table-column">
      <style:table-column-properties fo:break-before="auto" style:column-width="50.36mm"/>
    </style:style>
    <style:style style:name="co65" style:family="table-column">
      <style:table-column-properties fo:break-before="auto" style:column-width="54.73mm"/>
    </style:style>
    <style:style style:name="co66" style:family="table-column">
      <style:table-column-properties fo:break-before="auto" style:column-width="48.93mm"/>
    </style:style>
    <style:style style:name="co67" style:family="table-column">
      <style:table-column-properties fo:break-before="auto" style:column-width="31.79mm"/>
    </style:style>
    <style:style style:name="co68" style:family="table-column">
      <style:table-column-properties fo:break-before="auto" style:column-width="68.28mm"/>
    </style:style>
    <style:style style:name="co69" style:family="table-column">
      <style:table-column-properties fo:break-before="auto" style:column-width="30.74mm"/>
    </style:style>
    <style:style style:name="co70" style:family="table-column">
      <style:table-column-properties fo:break-before="auto" style:column-width="24.92mm"/>
    </style:style>
    <style:style style:name="co71" style:family="table-column">
      <style:table-column-properties fo:break-before="auto" style:column-width="34.61mm"/>
    </style:style>
    <style:style style:name="co72" style:family="table-column">
      <style:table-column-properties fo:break-before="auto" style:column-width="31.57mm"/>
    </style:style>
    <style:style style:name="co73" style:family="table-column">
      <style:table-column-properties fo:break-before="auto" style:column-width="26.04mm"/>
    </style:style>
    <style:style style:name="co74" style:family="table-column">
      <style:table-column-properties fo:break-before="auto" style:column-width="71.56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5.7mm" fo:break-before="auto" style:use-optimal-row-height="true"/>
    </style:style>
    <style:style style:name="ro12" style:family="table-row">
      <style:table-row-properties style:row-height="4.8mm" fo:break-before="auto" style:use-optimal-row-height="true"/>
    </style:style>
    <style:style style:name="ro13" style:family="table-row">
      <style:table-row-properties style:row-height="9.01mm" fo:break-before="auto" style:use-optimal-row-height="true"/>
    </style:style>
    <style:style style:name="ro14" style:family="table-row">
      <style:table-row-properties style:row-height="46.9mm" fo:break-before="auto" style:use-optimal-row-height="true"/>
    </style:style>
    <style:style style:name="ro15" style:family="table-row">
      <style:table-row-properties style:row-height="64.33mm" fo:break-before="auto" style:use-optimal-row-height="false"/>
    </style:style>
    <style:style style:name="ro16" style:family="table-row">
      <style:table-row-properties style:row-height="111.09mm" fo:break-before="auto" style:use-optimal-row-height="true"/>
    </style:style>
    <style:style style:name="ro17" style:family="table-row">
      <style:table-row-properties style:row-height="37.57mm" fo:break-before="auto" style:use-optimal-row-height="true"/>
    </style:style>
    <style:style style:name="ro18" style:family="table-row">
      <style:table-row-properties style:row-height="34.27mm" fo:break-before="auto" style:use-optimal-row-height="true"/>
    </style:style>
    <style:style style:name="ro19" style:family="table-row">
      <style:table-row-properties style:row-height="76.36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47.91mm" fo:break-before="auto" style:use-optimal-row-height="true"/>
    </style:style>
    <style:style style:name="ro23" style:family="table-row">
      <style:table-row-properties style:row-height="5.79mm" fo:break-before="auto" style:use-optimal-row-height="true"/>
    </style:style>
    <style:style style:name="ro24" style:family="table-row">
      <style:table-row-properties style:row-height="40.01mm" fo:break-before="auto" style:use-optimal-row-height="true"/>
    </style:style>
    <style:style style:name="ro25" style:family="table-row">
      <style:table-row-properties style:row-height="39.67mm" fo:break-before="auto" style:use-optimal-row-height="true"/>
    </style:style>
    <style:style style:name="ro26" style:family="table-row">
      <style:table-row-properties style:row-height="12.36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36.05mm" fo:break-before="auto" style:use-optimal-row-height="true"/>
    </style:style>
    <style:style style:name="ro29" style:family="table-row">
      <style:table-row-properties style:row-height="25.84mm" fo:break-before="auto" style:use-optimal-row-height="true"/>
    </style:style>
    <style:style style:name="ro30" style:family="table-row">
      <style:table-row-properties style:row-height="41.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67" style:family="table-cell" style:parent-style-name="Default">
      <style:table-cell-properties fo:background-color="#bce4e5"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style:vertical-align="top"/>
    </style:style>
    <style:style style:name="ce69" style:family="table-cell" style:parent-style-name="Default">
      <style:table-cell-properties fo:border-bottom="1.11pt double-thin #000000" style:border-line-width-bottom="0.18mm 0.04mm 0.18mm" fo:background-color="#bce4e5" fo:wrap-option="wrap" fo:border-left="none" fo:border-right="none" fo:border-top="none" style:vertical-align="top"/>
      <style:text-properties fo:color="#0000ff" fo:font-weight="bold" style:font-weight-asian="bold" style:font-weight-complex="bold"/>
    </style:style>
    <style:style style:name="ce70" style:family="table-cell" style:parent-style-name="Default">
      <style:table-cell-properties fo:background-color="#fffbcc" fo:wrap-option="wrap" style:vertical-align="top"/>
    </style:style>
    <style:style style:name="ce71" style:family="table-cell" style:parent-style-name="Default">
      <style:table-cell-properties fo:border-bottom="1.11pt double-thin #000000" style:border-line-width-bottom="0.18mm 0.04mm 0.18mm" fo:background-color="#fffbcc" fo:wrap-option="wrap" fo:border-left="none" fo:border-right="none" fo:border-top="none" style:vertical-align="top"/>
    </style:style>
    <style:style style:name="ce72" style:family="table-cell" style:parent-style-name="Default">
      <style:table-cell-properties fo:background-color="#fffbcc"/>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5" style:family="table-cell" style:parent-style-name="Default">
      <style:table-cell-properties fo:background-color="transparent" fo:wrap-option="wrap" style:vertical-align="top"/>
    </style:style>
    <style:style style:name="ce28" style:family="table-cell" style:parent-style-name="Default">
      <style:table-cell-properties fo:background-color="#ff9900" fo:wrap-option="wrap" style:vertical-align="top"/>
    </style:style>
    <style:style style:name="ce73" style:family="table-cell" style:parent-style-name="Default">
      <style:table-cell-properties fo:background-color="#fffbcc" style:text-align-source="fix" style:repeat-content="false" fo:wrap-option="wrap" style:vertical-align="top"/>
      <style:paragraph-properties fo:text-align="center" fo:margin-left="0mm"/>
    </style:style>
    <style:style style:name="ce66" style:family="table-cell" style:parent-style-name="Default">
      <style:table-cell-properties fo:background-color="#fffbcc" style:text-align-source="fix" style:repeat-content="false" fo:wrap-option="wrap" style:vertical-align="top"/>
      <style:paragraph-properties fo:text-align="center" fo:margin-left="0mm"/>
      <style:text-properties fo:font-size="12pt" style:font-size-asian="12pt" style:font-size-complex="12pt"/>
    </style:style>
    <style:style style:name="ce74" style:family="table-cell" style:parent-style-name="Default">
      <style:table-cell-properties style:text-align-source="fix" style:repeat-content="false" fo:background-color="transparent"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_kompackt"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68"/>
        <table:table-column table:style-name="co17" table:default-cell-style-name="ce70"/>
        <table:table-column table:style-name="co18" table:default-cell-style-name="ce68"/>
        <table:table-column table:style-name="co19" table:default-cell-style-name="ce16"/>
        <table:table-column table:style-name="co20" table:default-cell-style-name="ce16"/>
        <table:table-column table:style-name="co21" table:default-cell-style-name="ce16"/>
        <table:table-column table:style-name="co22" table:default-cell-style-name="ce70"/>
        <table:table-column table:style-name="co23" table:default-cell-style-name="ce68"/>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70"/>
        <table:table-column table:style-name="co29" table:default-cell-style-name="ce68"/>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34" table:default-cell-style-name="ce16"/>
        <table:table-column table:style-name="co35" table:default-cell-style-name="ce70"/>
        <table:table-column table:style-name="co36" table:default-cell-style-name="ce68"/>
        <table:table-column table:style-name="co37" table:number-columns-repeated="2" table:default-cell-style-name="ce16"/>
        <table:table-column table:style-name="co38" table:default-cell-style-name="ce16"/>
        <table:table-column table:style-name="co39" table:default-cell-style-name="ce16"/>
        <table:table-column table:style-name="co39" table:default-cell-style-name="ce70"/>
        <table:table-column table:style-name="co40" table:default-cell-style-name="ce68"/>
        <table:table-column table:style-name="co41" table:default-cell-style-name="ce25"/>
        <table:table-column table:style-name="co41" table:number-columns-repeated="3" table:default-cell-style-name="ce16"/>
        <table:table-column table:style-name="co42" table:default-cell-style-name="ce16"/>
        <table:table-column table:style-name="co43" table:default-cell-style-name="ce70"/>
        <table:table-column table:style-name="co44" table:default-cell-style-name="ce68"/>
        <table:table-column table:style-name="co45" table:number-columns-repeated="3" table:default-cell-style-name="ce25"/>
        <table:table-column table:style-name="co45" table:default-cell-style-name="ce16"/>
        <table:table-column table:style-name="co46" table:default-cell-style-name="ce16"/>
        <table:table-column table:style-name="co47" table:default-cell-style-name="ce70"/>
        <table:table-column table:style-name="co48" table:default-cell-style-name="ce68"/>
        <table:table-column table:style-name="co49" table:number-columns-repeated="5" table:default-cell-style-name="ce25"/>
        <table:table-column table:style-name="co49" table:default-cell-style-name="ce16"/>
        <table:table-column table:style-name="co50" table:default-cell-style-name="ce70"/>
        <table:table-column table:style-name="co44" table:default-cell-style-name="ce68"/>
        <table:table-column table:style-name="co30" table:number-columns-repeated="2" table:default-cell-style-name="ce16"/>
        <table:table-column table:style-name="co51" table:default-cell-style-name="ce31"/>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11" table:number-columns-repeated="956"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67" office:value-type="float" office:value="0" calcext:value-type="float">
            <text:p>0</text:p>
          </table:table-cell>
          <table:table-cell office:value-type="float" office:value="130" calcext:value-type="float">
            <text:p>130</text:p>
          </table:table-cell>
          <table:table-cell table:style-name="ce67"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67" office:value-type="float" office:value="262" calcext:value-type="float">
            <text:p>262</text:p>
          </table:table-cell>
          <table:table-cell table:style-name="ce18" office:value-type="string" calcext:value-type="string">
            <text:p>ca. ab 1</text:p>
          </table:table-cell>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table:style-name="ce73" office:value-type="float" office:value="392" calcext:value-type="float">
            <text:p>392</text:p>
          </table:table-cell>
          <table:table-cell table:style-name="ce67"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table:style-name="ce18" office:value-type="float" office:value="519" calcext:value-type="float">
            <text:p>519</text:p>
          </table:table-cell>
          <table:table-cell office:value-type="float" office:value="523" calcext:value-type="float">
            <text:p>523</text:p>
          </table:table-cell>
          <table:table-cell table:style-name="ce67" office:value-type="float" office:value="524" calcext:value-type="float">
            <text:p>524</text:p>
          </table:table-cell>
          <table:table-cell table:style-name="ce18" office:value-type="float" office:value="536" calcext:value-type="float">
            <text:p>536</text:p>
          </table:table-cell>
          <table:table-cell table:style-name="ce18" office:value-type="float" office:value="553" calcext:value-type="float">
            <text:p>553</text:p>
          </table:table-cell>
          <table:table-cell table:style-name="ce18" office:value-type="float" office:value="555" calcext:value-type="float">
            <text:p>555</text:p>
          </table:table-cell>
          <table:table-cell table:style-name="ce18" office:value-type="float" office:value="580" calcext:value-type="float">
            <text:p>580</text:p>
          </table:table-cell>
          <table:table-cell table:style-name="ce66" office:value-type="float" office:value="654" calcext:value-type="float">
            <text:p>654</text:p>
          </table:table-cell>
          <table:table-cell table:style-name="ce67" office:value-type="float" office:value="655" calcext:value-type="float">
            <text:p>655</text:p>
          </table:table-cell>
          <table:table-cell table:style-name="ce74" office:value-type="float" office:value="677" calcext:value-type="float">
            <text:p>677</text:p>
          </table:table-cell>
          <table:table-cell table:style-name="ce18" office:value-type="float" office:value="682" calcext:value-type="float">
            <text:p>682</text:p>
          </table:table-cell>
          <table:table-cell table:style-name="ce18" office:value-type="float" office:value="683" calcext:value-type="float">
            <text:p>683</text:p>
          </table:table-cell>
          <table:table-cell table:style-name="ce18" office:value-type="float" office:value="686" calcext:value-type="float">
            <text:p>686</text:p>
          </table:table-cell>
          <table:table-cell table:style-name="ce18" office:value-type="float" office:value="752" calcext:value-type="float">
            <text:p>752</text:p>
          </table:table-cell>
          <table:table-cell office:value-type="float" office:value="785" calcext:value-type="float">
            <text:p>785</text:p>
          </table:table-cell>
          <table:table-cell table:style-name="ce67" office:value-type="float" office:value="786" calcext:value-type="float">
            <text:p>786</text:p>
          </table:table-cell>
          <table:table-cell table:style-name="ce74" office:value-type="float" office:value="787" calcext:value-type="float">
            <text:p>787</text:p>
          </table:table-cell>
          <table:table-cell table:style-name="ce74" office:value-type="float" office:value="794" calcext:value-type="float">
            <text:p>794</text:p>
          </table:table-cell>
          <table:table-cell table:style-name="ce74" office:value-type="float" office:value="812" calcext:value-type="float">
            <text:p>812</text:p>
          </table:table-cell>
          <table:table-cell table:style-name="ce18" office:value-type="float" office:value="896" calcext:value-type="float">
            <text:p>896</text:p>
          </table:table-cell>
          <table:table-cell table:style-name="ce18" office:value-type="float" office:value="913" calcext:value-type="float">
            <text:p>913</text:p>
          </table:table-cell>
          <table:table-cell table:style-name="ce73" office:value-type="float" office:value="916" calcext:value-type="float">
            <text:p>916</text:p>
          </table:table-cell>
          <table:table-cell table:style-name="ce67" office:value-type="float" office:value="917" calcext:value-type="float">
            <text:p>917</text:p>
          </table:table-cell>
          <table:table-cell table:style-name="ce74" office:value-type="float" office:value="928" calcext:value-type="float">
            <text:p>928</text:p>
          </table:table-cell>
          <table:table-cell table:style-name="ce74" table:number-columns-repeated="4"/>
          <table:table-cell table:style-name="ce18"/>
          <table:table-cell table:style-name="ce73" office:value-type="float" office:value="1047" calcext:value-type="float">
            <text:p>1047</text:p>
          </table:table-cell>
          <table:table-cell table:style-name="ce67"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56"/>
        </table:table-row>
        <table:table-row table:style-name="ro12">
          <table:table-cell table:style-name="ce14" office:value-type="string" calcext:value-type="string">
            <text:p>Jahr rückwärts</text:p>
          </table:table-cell>
          <table:table-cell table:style-name="ce14" table:number-columns-repeated="3"/>
          <table:table-cell table:number-columns-repeated="63"/>
          <table:table-cell office:value-type="float" office:value="0" calcext:value-type="float">
            <text:p>0</text:p>
          </table:table-cell>
          <table:table-cell table:number-columns-repeated="956"/>
        </table:table-row>
        <table:table-row table:style-name="ro13">
          <table:table-cell table:style-name="ce15" office:value-type="string" calcext:value-type="string">
            <text:p>Zeitalter</text:p>
          </table:table-cell>
          <table:table-cell table:style-name="ce15" table:number-columns-repeated="3"/>
          <table:table-cell table:style-name="ce69" office:value-type="string" calcext:value-type="string">
            <text:p>Die verheerende Flut</text:p>
          </table:table-cell>
          <table:table-cell table:style-name="ce71" office:value-type="string" calcext:value-type="string">
            <text:p>Das verheerende Zeitalter</text:p>
          </table:table-cell>
          <table:table-cell table:style-name="ce69"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71" office:value-type="string" calcext:value-type="string">
            <text:p>Zeitalter der Alten</text:p>
          </table:table-cell>
          <table:table-cell table:style-name="ce69"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71" office:value-type="string" calcext:value-type="string">
            <text:p>Zeitalter der Wellen</text:p>
          </table:table-cell>
          <table:table-cell table:style-name="ce69"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3" office:value-type="float" office:value="126" calcext:value-type="float">
            <text:p>126</text:p>
          </table:table-cell>
          <table:table-cell table:style-name="ce71" office:value-type="string" calcext:value-type="string">
            <text:p>Zeitalter der Reiter</text:p>
          </table:table-cell>
          <table:table-cell table:style-name="ce69" office:value-type="string" calcext:value-type="string">
            <text:p>Flut des Segens</text:p>
          </table:table-cell>
          <table:table-cell table:style-name="ce23" office:value-type="float" office:value="12" calcext:value-type="float">
            <text:p>12</text:p>
          </table:table-cell>
          <table:table-cell table:style-name="ce23" office:value-type="float" office:value="29" calcext:value-type="float">
            <text:p>29</text:p>
          </table:table-cell>
          <table:table-cell table:style-name="ce23" office:value-type="float" office:value="31" calcext:value-type="float">
            <text:p>31</text:p>
          </table:table-cell>
          <table:table-cell table:style-name="ce23" office:value-type="float" office:value="56" calcext:value-type="float">
            <text:p>56</text:p>
          </table:table-cell>
          <table:table-cell table:style-name="ce71" office:value-type="string" calcext:value-type="string">
            <text:p>Zeitalter des Segens</text:p>
          </table:table-cell>
          <table:table-cell table:style-name="ce69" office:value-type="string" calcext:value-type="string">
            <text:p>Flut der Erde</text:p>
          </table:table-cell>
          <table:table-cell table:style-name="ce23" office:value-type="float" office:value="22" calcext:value-type="float">
            <text:p>22</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31" calcext:value-type="float">
            <text:p>31</text:p>
          </table:table-cell>
          <table:table-cell table:style-name="ce23" office:value-type="float" office:value="97" calcext:value-type="float">
            <text:p>97</text:p>
          </table:table-cell>
          <table:table-cell table:style-name="ce71" office:value-type="string" calcext:value-type="string">
            <text:p>Zeitalter der Erde</text:p>
          </table:table-cell>
          <table:table-cell table:style-name="ce69" office:value-type="string" calcext:value-type="string">
            <text:p>Flut der Ernte</text:p>
          </table:table-cell>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float" office:value="16" calcext:value-type="float">
            <text:p>16</text:p>
          </table:table-cell>
          <table:table-cell table:style-name="ce23" office:value-type="float" office:value="110" calcext:value-type="float">
            <text:p>110</text:p>
          </table:table-cell>
          <table:table-cell table:style-name="ce23" office:value-type="float" office:value="127" calcext:value-type="float">
            <text:p>127</text:p>
          </table:table-cell>
          <table:table-cell table:style-name="ce71" office:value-type="string" calcext:value-type="string">
            <text:p>Zeitalter der Ernte</text:p>
          </table:table-cell>
          <table:table-cell table:style-name="ce69" office:value-type="string" calcext:value-type="string">
            <text:p>Flut der Ströme</text:p>
          </table:table-cell>
          <table:table-cell table:style-name="ce23" office:value-type="float" office:value="11" calcext:value-type="float">
            <text:p>11</text:p>
          </table:table-cell>
          <table:table-cell table:style-name="ce23" office:value-type="float" office:value="13" calcext:value-type="float">
            <text:p>13</text:p>
          </table:table-cell>
          <table:table-cell table:style-name="ce23" office:value-type="float" office:value="37" calcext:value-type="float">
            <text:p>37</text:p>
          </table:table-cell>
          <table:table-cell table:style-name="ce23" office:value-type="float" office:value="39" calcext:value-type="float">
            <text:p>39</text:p>
          </table:table-cell>
          <table:table-cell table:style-name="ce23" office:value-type="float" office:value="40" calcext:value-type="float">
            <text:p>40</text:p>
          </table:table-cell>
          <table:table-cell table:style-name="ce23" office:value-type="string" calcext:value-type="string">
            <text:p>Ca 80</text:p>
          </table:table-cell>
          <table:table-cell table:style-name="ce71" office:value-type="string" calcext:value-type="string">
            <text:p>Zeitalter der Ströme</text:p>
          </table:table-cell>
          <table:table-cell table:style-name="ce69"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56"/>
        </table:table-row>
        <table:table-row table:style-name="ro1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number-columns-repeated="3"/>
          <table:table-cell table:style-name="ce72"/>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5">
          <table:table-cell table:style-name="ce14" office:value-type="string" calcext:value-type="string">
            <text:p>Geografischerelevanz</text:p>
          </table:table-cell>
          <table:table-cell table:style-name="ce19"/>
          <table:table-cell table:number-columns-repeated="2"/>
          <table:table-cell office:value-type="string" calcext:value-type="string">
            <text:p>Die erste dokumentierte Flut der Geschichtsschreibung, die soll verheerend gewesen sein und löste den Konflikt zwischen den Vahani und dem alten Volk aus.</text:p>
          </table:table-cell>
          <table:table-cell table:number-columns-repeated="6"/>
          <table:table-cell office:value-type="string" calcext:value-type="string">
            <text:p>– Der Tilaal bricht bei der Stadt Ikarion ab und stürzt in die Fluten des Meeres. Die Nordostpassage wird dadurch abgebrochen.</text:p>
            <text:p/>
            <text:p>– Zunamiartige Wellen verursachen enorme Schäden in den Tieflag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4"/>
          <table:table-cell office:value-type="string" calcext:value-type="string">
            <text:p>Nachträglich nach den im Folgenden Zeitalter einfallenden Holmer und Treborger benannt.</text:p>
          </table:table-cell>
          <table:table-cell table:number-columns-repeated="8"/>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4"/>
          <table:table-cell office:value-type="string" calcext:value-type="string">
            <text:p>– Stabile Aufschwungphase mit zahlreichen Erfindungen</text:p>
          </table:table-cell>
          <table:table-cell office:value-type="string" calcext:value-type="string">
            <text:p>– Benannt wegen der Entdeckung Fernsüds, als der fernen Erde</text:p>
          </table:table-cell>
          <table:table-cell table:number-columns-repeated="24"/>
          <table:table-cell office:value-type="string" calcext:value-type="string">
            <text:p>Krieg der Neuen Reiche beginnt</text:p>
          </table:table-cell>
          <table:table-cell table:number-columns-repeated="966"/>
        </table:table-row>
        <table:table-row table:style-name="ro16">
          <table:table-cell office:value-type="string" calcext:value-type="string">
            <text:p>Politische Ereignisse</text:p>
          </table:table-cell>
          <table:table-cell/>
          <table:table-cell office:value-type="string" calcext:value-type="string">
            <text:p>– Erste Landung der Vahani in der Maikuth-Bucht, Gründung des ersten Hafens, bald darauf Ausweitung zum niederen Katarakt und erste Gründung auf dem Hochpass (Maskali)</text:p>
          </table:table-cell>
          <table:table-cell office:value-type="string" calcext:value-type="string">
            <text:p>– Ausbreitung der Vahani nach Osten über den Dshanetsha- und den Nayadesh-Pass bis zum hohen Katarakt. </text:p>
            <text:p/>
            <text:p>– Vahani treffen am hohen Katarakt auf die Handelsroute der alten Eleazar und gründen an ihrem Warenumschlagplatz die Stadt Teela um Handelsbeziehungen aufzunehmen.</text:p>
            <text:p/>
            <text:p>– Das alte Volk nimmt Handelsbeziehungen mit den Vahani über den Raid auf.</text:p>
          </table:table-cell>
          <table:table-cell office:value-type="string" calcext:value-type="string">
            <text:p>– 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 Die Vahani vertreiben das alte Volk endgültig vom Hochpass und nehmen das Treborg-Platou ein. </text:p>
            <text:p/>
            <text:p>– Die Handelsbeziehungen der Vahani mit dem alten Volk brechen ab und es entstehen verhärtete Fronten im Osten und Westen.</text:p>
            <text:p/>
            <text:p>– 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office:value-type="string" calcext:value-type="string">
            <text:p>Über diese Flut liegen keine Berichte vor. Sie wurde errechnet und nach den Alten Völkern benannt.</text:p>
          </table:table-cell>
          <table:table-cell office:value-type="string" calcext:value-type="string">
            <text:p>– Die Rehu wandern von Osten über den Frauenpass ein. Der erste Tross umfasste ca. 15.000 Menschen, hauptsächlich Frauen und Kinder</text:p>
            <text:p/>
            <text:p>– Die Einwanderung der Rehu entzieht dem Alten Volk Ressourcen, lösst eine Hungersnot am Frauenpass aus und stört die gesamte Versorgungsstruktur, z.B. dadurch, dass auch Saatgut verzehrt wird. Dadurch muss Fremdes Saatgut eingekauft werden, das auf dem Eisenhaltigen Boden des Frauenpasses nicht gedeiht und zu weiteren Missernten führt.</text:p>
            <text:p/>
            <text:p>– die Schwächung des alten Volkes erlaubt es den Vahani sich nach Westen in den Westwald, auf das Treborgplateau und den oberen Dubnobjeg und den unteren Longrid auszuweiten.</text:p>
            <text:p/>
            <text:p>– Die Stadt Nemeton wird in der Wüste von den Rehu gegründet</text:p>
            <text:p/>
            <text:p>– Siedlungsgründungen entlang des Bruchwegs, aufgrund des steigenden Bedarfs Gattlands an Handelsgütern.</text:p>
          </table:table-cell>
          <table:table-cell office:value-type="string" calcext:value-type="string">
            <text:p>– 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
            <text:p>– Die Rehu ziehen aus der Wüste in die anliegenden Städte des alten Volks und vermischen sich mit diesem.</text:p>
            <text:p/>
            <text:p>– Die Stadt Ly-Tera wird zu Litanas der Hauptstadt der Rehu</text:p>
          </table:table-cell>
          <table:table-cell office:value-type="string" calcext:value-type="string">
            <text:p>– 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office:value-type="string" calcext:value-type="string">
            <text:p>– Einwanderung der Rehu</text:p>
          </table:table-cell>
          <table:table-cell office:value-type="string" calcext:value-type="string">
            <text:p>– Die Flut der Wellen gibt der Verbreitung des Glaubens an die Dreifache Vorschub. Da die südlichen Gebiete nicht ganz so schlimm in Mitleidenschaft gezogen wurden wie der Norden.</text:p>
          </table:table-cell>
          <table:table-cell table:style-name="ce25" office:value-type="string" calcext:value-type="string">
            <text:p>– Der Glaube an die Dreifache verbreitet sich unter den Vahani, das politische und wirtschaftliche System wird jedoch abgelehnt</text:p>
            <text:p/>
            <text:p>– Das Alte Volk fügt sich dem Dreierrat, da es keine Gegenregierung hat.</text:p>
            <text:p/>
            <text:p>– Das Territorium der Rehu breitet sich auf den Großteil der Wüste, den Breitenkamm und den Frauenpass aus. </text:p>
            <text:p/>
            <text:p>– Auf dem Rosspass wird der Glaube abgelehnt, das alte Volk leistet wiederstand und entwikelt militärische Strukturen.</text:p>
            <text:p/>
            <text:p>– Die Eleazar werden von ihren Heimatgebieten im Norden abgeschnitten und gründen eine auf Gilden basierte Verwaltungseinheit in Gattland</text:p>
          </table:table-cell>
          <table:table-cell office:value-type="string" calcext:value-type="string">
            <text:p>– Beginn der Überfälle auf Vahani und das Alte Volk durch Reiterhorden aus dem Westen. </text:p>
          </table:table-cell>
          <table:table-cell office:value-type="string" calcext:value-type="string">
            <text:p>– Aspaan Vater der Angebad vereint die Clans auf dem Longrid und Kahan und militarisiert sie gegen die Reiterüberfälle. </text:p>
            <text:p/>
            <text:p>– Gründung Kilaavandis (später Kildeborn), der Festung an der Grenze zwischen Kahan und Longrid durch die Vahani</text:p>
          </table:table-cell>
          <table:table-cell office:value-type="string" calcext:value-type="string">
            <text:p>– Entvölkerung auf dem Kahan, steigende Militarisierung auf dem unteren Longrid</text:p>
            <text:p/>
            <text:p>– Durch den steigenden Widerstand der Vahani, können die Tiefländer aus Fernwest die Siedlungen nicht mehr aus der Bewegung einnehmen und gründen Stützpunkte auf dem Longrid, die schnell zu Dörfern anwachsen.</text:p>
          </table:table-cell>
          <table:table-cell office:value-type="string" calcext:value-type="string">
            <text:p>– Erstes Aufkommen der Reiter aus dem Westen</text:p>
          </table:table-cell>
          <table:table-cell office:value-type="string" calcext:value-type="string">
            <text:p>– Nachträglich benannt nach den einfallenden Reitern aus dem Westen</text:p>
          </table:table-cell>
          <table:table-cell office:value-type="string" calcext:value-type="string">
            <text:p>– Von den Eleazar initiiert beginnen die Rehu mit Bergbau auf dem Frauenpass. </text:p>
            <text:p/>
            <text:p>– Auf den von der Flut noch angeschwollenen Flüssen der Sümpfe transportiert die unter ELEAZARNAMEN1 neu gegründete Gilde des Bergbaus Baumaterial aus dem Sumpf und vom Tilaal zum Frauenpass um im Territorium der Rehu Bergwerke ins verlorene Gebirge zu treiben.</text:p>
          </table:table-cell>
          <table:table-cell office:value-type="string" calcext:value-type="string">
            <text:p>– Einmarsch der Treborga aus dem Westen</text:p>
            <text:p/>
            <text:p>– Verheerende Verluste durch die schwere Reiterei der Treborga, die vom Longrid kommend das Treborgplateau einnehmen. </text:p>
            <text:p/>
            <text:p>– Die Vahani werden vom gesamten Plateau vertrieben. Wenige ziehen auf den Hochpass, die meisten Flüchtlinge werden aber zum Longrid getrieben, zum Teil von den eigenen Leuten, die die Ressourcen des kargen Hochpasses nicht noch weiter teilen wollen.</text:p>
            <text:p/>
            <text:p>– 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office:value-type="string" calcext:value-type="string">
            <text:p>– Gründung des Staates Treborg im Aiskalandkessel</text:p>
            <text:p/>
            <text:p>– Gründung der Stadt Aiskaland</text:p>
            <text:p/>
            <text:p>– Die vom Treborgplateau vertriebenen Clans verstärken den Aufstand gegen die Reiterhorden und ermöglichen einen ruhmreichen Sieg für den unteren Longrid unter der Führung von VAHANINAME2</text:p>
          </table:table-cell>
          <table:table-cell office:value-type="string" calcext:value-type="string">
            <text:p>– Durch die verhärtete Grenze zu Treborg auf dem Hochpass bildet sich eine Ratsregierung der Vahani. Sie vertritt alle Clans des Hochpasses und hat Vertreter von Gruppierungen aus dem Moor.</text:p>
            <text:p/>
            <text:p>– Die Missionierungen durch die Rehu in den nördlichen Lagen werden weiter verstärkt. Es bildet sich eine vielstufige Hierarchie der Priesterschaft. Das Verteilungssystem wird immer Komplexer.</text:p>
          </table:table-cell>
          <table:table-cell office:value-type="string" calcext:value-type="string">
            <text:p>– Der Hochpass und der Nayadesh werden vollständig zum Glauben der Dreifachen missioniert. Dadurch kommt es zu Territorialstreitigkeiten zwischen den Rehu und Vahani.</text:p>
            <text:p/>
            <text:p>– Die Ratsregierung der Vahani ist Rehu militärisch überlegen bekommt aber wiederstand aus eigenen Reihen so dass es zu einer politischen Gründung des Staates Vahani kommt. </text:p>
            <text:p/>
            <text:p>– Die Grenzen zwischen Vahani und Rehu werden Vertraglich definiert.</text:p>
            <text:p/>
            <text:p>– Die Trennung zwischen Kirche und Staat wird zum ersten mal schriftlich niesergelegt, die BUHLE_NAME sagt aus: Dass Vahani den Glauben an die Dreifache annehmen können, ohne sich dem Staat Rehu und der Politischen Gewalt des Dreierrates zu fügen.</text:p>
            <text:p/>
            <text:p>– BUHLE_NAME löst einen Innerpolitischen Diskurs unter den Rehu aus, die Gründung Nefers beginnt.</text:p>
          </table:table-cell>
          <table:table-cell office:value-type="string" calcext:value-type="string">
            <text:p>– Gründung Nefers auf dem Rosspass</text:p>
            <text:p/>
            <text:p>– Es kommt zur Kirchenreform unter den Rehu, bei der sich die Reformer vom Dreierrat und der Politik Litanas trennen und auf dem Rosspass Nefer gründen. Der Kernpunkt der Reformation betraf die Trennung von Politik und Kirche von der Magie. Den Thesen zufolge ist die magische Begabung keine Segnung der Dreifachen und berechtigt weder für kirchliche noch politische Ämter. </text:p>
            <text:p/>
          </table:table-cell>
          <table:table-cell office:value-type="string" calcext:value-type="string">
            <text:p>– Auf dem Frauenpass entsteht aus einem Bergbauzusammenschluss die Hanse</text:p>
          </table:table-cell>
          <table:table-cell office:value-type="string" calcext:value-type="string">
            <text:p>– Gründung Treborgs</text:p>
            <text:p/>
            <text:p>– Kirchenreformation und Gründung Nefers</text:p>
            <text:p/>
            <text:p>– Gründung der Hanse</text:p>
          </table:table-cell>
          <table:table-cell office:value-type="string" calcext:value-type="string">
            <text:p>– In der Flut selbst benannt, als gutes Vorzeichen für das kommende Zeitalter.</text:p>
          </table:table-cell>
          <table:table-cell office:value-type="string" calcext:value-type="string">
            <text:p>– Die Rehu beginnen mit Missionierungen in Treborg</text:p>
            <text:p/>
          </table:table-cell>
          <table:table-cell office:value-type="string" calcext:value-type="string">
            <text:p>– Die Reiterstämme können nicht zurück nach Westen und erklären Holm zu ihrem Teritorium. (Dieses Jahr wird als Gründung Holm beschrieben.)</text:p>
            <text:p/>
            <text:p>– 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
            <text:p>– Es kommt immer wieder zu Überfällen und Übergriffen an den Westgrenzen.</text:p>
          </table:table-cell>
          <table:table-cell office:value-type="string" calcext:value-type="string">
            <text:p>– Durch den Untergang ihrer Inselgruppe vertrieben landen etwa 10.000 der Iwaren in der Mangrovensenke an. </text:p>
            <text:p/>
            <text:p>– Die Iwaren gründen die Hafenstadt Stotscheni und siedeln sich in den Mangrovenwäldern an. </text:p>
            <text:p/>
            <text:p>– Einige wenige Hundert, hauptsächlich Männer, der Iwaren verbleiben auf dem Floss mit dem sie auch angelandet sind, sie schaffen es aber nicht es gegen die Strömung zurück zu Steuern und verbleiben an der Südküste Gattlands an der sie immer wieder kleinere Überfälle starten.</text:p>
          </table:table-cell>
          <table:table-cell office:value-type="string" calcext:value-type="string">
            <text:p>– Große Hexenverfolgung als Reaktion auf die Missionierung in Treborg</text:p>
          </table:table-cell>
          <table:table-cell office:value-type="string" calcext:value-type="string">
            <text:p>– Gründung Holms</text:p>
            <text:p/>
            <text:p>– Anlandung der Iwaren</text:p>
          </table:table-cell>
          <table:table-cell office:value-type="string" calcext:value-type="string">
            <text:p>– Nachträglich benannt nach der Entdeckung von Fernsüd.</text:p>
          </table:table-cell>
          <table:table-cell office:value-type="string" calcext:value-type="string">
            <text:p>– Landung von drei Forschungsschiffen aus Cornelle in der Mangrowensenke.</text:p>
          </table:table-cell>
          <table:table-cell office:value-type="string" calcext:value-type="string">
            <text:p>– Torge Mortensson, Beiname "Langspeer", erklärt sich zum „Gakhan“ (Herrscher) der Holmer und schließt Friedensverträge mit den umliegenden Völkern.</text:p>
            <text:p/>
            <text:p>– Durch die Verfestigung Holms als zusammenhängendem Staat, dem steigenden Einfluss der Hanse in wirtschaftlichen Anliegen und der strickten Ablehnung Treborgs sind die Rehu gezwungen Religion, Politik und Wirtschaft stärker zu trennen. Organisatorisch geschieht dies durch eine Aufspalltung des Dreierrates in drei suveräne Räte. Die oberste Pristerin wird zum Oberhaupt der Kirche, die Oberste Schatzmeistern steht dem Wirtschaftsrat vor und die Oberste Sprächerin steht dem Regierungsrat vor, der die politischen Anliegen Rehus regelt. </text:p>
          </table:table-cell>
          <table:table-cell office:value-type="string" calcext:value-type="string">
            <text:p>– Einrichtung einer ersten Handelsroute zwischen Gattland und Cornelle</text:p>
          </table:table-cell>
          <table:table-cell office:value-type="string" calcext:value-type="string">
            <text:p>– Zu den Verhandlungen mit Torge Mortensson tritt zum ersten Mal ein Rat der Vahani zusammen, in dem alle Gebiete vertreten sind. </text:p>
            <text:p/>
            <text:p>– Der Erste Rat der Vahani umfasst 27 Hauptmänner. Die Hauptmänner wurden von den Vertrauensmännern gewählt, die wiederum von den Clanältesten der einzelnen Clans gewählt wurden.</text:p>
            <text:p/>
            <text:p>– Die Floss-Iwaren überfallen verstärkt Handelsschiffe, ihre schwimmende Insel ist fast auf 1000 Bewohner verschiedener Herkunft, auch aus Fernsüd angestiegen. Sie werden zum ersten Mal als Piraten bezeichnet. </text:p>
          </table:table-cell>
          <table:table-cell office:value-type="string" calcext:value-type="string">
            <text:p>– Die Cornellier gründen Handlessiedlungen an der Südküste Gattlands, östlich vom „Knie“ des Breitenkamms.</text:p>
          </table:table-cell>
          <table:table-cell office:value-type="string" calcext:value-type="string">
            <text:p>– Anlandung der Cornelle</text:p>
            <text:p/>
            <text:p>– Vereinigung Holms</text:p>
            <text:p/>
            <text:p>– Piratenzeitalter auf der Kreysee</text:p>
          </table:table-cell>
          <table:table-cell office:value-type="string" calcext:value-type="string">
            <text:p>– Nachträglich benannt nach der Siedlungswelle der Farmer aus Cornelle</text:p>
          </table:table-cell>
          <table:table-cell office:value-type="string" calcext:value-type="string">
            <text:p>– Die Ivaren sind inzwischen in der Zahl stark gestiegen. Sie hatten enorme Probleme damit die letzte Flut zu überdauern und mussten sich zum Teil in die Hochlagen retten.</text:p>
            <text:p/>
            <text:p>– Die Überbleibsel des Alten Volkes auf dem Dubnobjeg werden endgültig vernichtet, die Frauen als Skavinen gefangen genommen.</text:p>
            <text:p/>
            <text:p>– Die Rehu gewähren den Iwaren Zuflucht erwarten aber eine Konvertierung zum Glauben der Dreifachen. </text:p>
          </table:table-cell>
          <table:table-cell office:value-type="string" calcext:value-type="string">
            <text:p>– Nach der wiedereinrichtung der Handelsrouten nach der Flut übergibt die Hanse Gebiete entlang der verlorenen Berge an die Cornellier. – Präzedenzfall </text:p>
            <text:p/>
            <text:p>– Das alte Volk wird endgültig ins Gebirge verdrängt</text:p>
            <text:p/>
            <text:p>– Man spricht zum ersten mal von Cornelle als dem Gebiet süd-östlich des Breitenkamms, der Staat in Fernost wird ab nun als Alt Cornelle bezeichnet. </text:p>
            <text:p/>
            <text:p>– Es beginnt eine Einwanderungswelle von Farmern und Siedlern die das fruchtbare Land im Süden bewirtschaften. </text:p>
          </table:table-cell>
          <table:table-cell office:value-type="string" calcext:value-type="string">
            <text:p>– Die Floss-Iwaren sind mit ihrer schwimmenden Insel und einer ganzen Flotte aus Schiffen zu einer enormen bedrohung der Handelswege und der Siedlingswelle nach Cornelle geworden. Daher wurde mit den Mitteln der Hanse die Seefeste Aleese samt Hafen errichtet und ein Magierorden samt Tross aus dem Süden gerufen, der die Piraten zurückschlagen und die Handelswege sichern sollte.</text:p>
            <text:p/>
            <text:p>– Aus Fernsüd kommen 150 Schiffe nach Aleese, 350 Personen pro Schiff. 100 Seeleute, 200 Tross, darunter Frauen und Kinder, 50 magiebegabte Ritter. (52.500 Menschen, davon 7.500 Magier.)</text:p>
          </table:table-cell>
          <table:table-cell office:value-type="string" calcext:value-type="string">
            <text:p>– Unter dem immer stärker werdendem Einfluss der Hanse vermischen sich die Clans unter der Führung der Vertrauensmänner zu Häusern. Es entsteht der Fürstentitel Bahadur (Held), der zuerst über Vorschlag, später über Erbfolge weitergegeben wird.</text:p>
            <text:p/>
            <text:p>– In Angst vor der aufkommenden Flut verlangen die Iwaren, dass die Rehu ihnen den Tustui abtreten, die Rehu lehnen ab, und verlangen von den Iwaren sich ihrem Wirtschaftssystem zu fügen, wenn sie bleiben wollen. Die Anführer der Stämme lehnen ab, es kommt zu einem Teritorialkrieg.</text:p>
          </table:table-cell>
          <table:table-cell office:value-type="string" calcext:value-type="string">
            <text:p>– Nach einer langen Kriegszeit, gelingt es dem Orden von Aleese die auf den Inseln vor der Südküste verstreuten Piraten auszurotten.</text:p>
            <text:p/>
            <text:p>– Viele der Floss-Iwaren kehren in die Mangrovenwälder zurück und schüren den Eroberungsdrang der Stämme.</text:p>
            <text:p/>
            <text:p>– Die Rehu werden bis zum FLUSS abgedrängt.</text:p>
            <text:p/>
            <text:p>– Den Aleese wurde für die Vernichtung der Piraten ein Zugang zur Wüste und das Schürfrecht nach Salz versprochen. Die Rehu hatten dies aber nie zugesagt. Durch die Näherrückende Flut, marschieren die Aleese gewaltsam auf das „Knie“ ein und reiben die Armee der Rehu, die gegen Iwari kämpft von hinten auf. Es kommt zu einer gewaltigen Niederlage der Rehu. Die Aleese nehmen das Knie, teile des Breitenkamms und einen Teil der Wüste ein.</text:p>
          </table:table-cell>
          <table:table-cell office:value-type="string" calcext:value-type="string">
            <text:p>– Hochzeit der Hanse</text:p>
            <text:p/>
            <text:p>– Ansiedlung der Aleese</text:p>
            <text:p/>
            <text:p>– Rehus Niederlage auf dem Tustui gegen Aleese und Iwari</text:p>
          </table:table-cell>
          <table:table-cell/>
          <table:table-cell office:value-type="string" calcext:value-type="string">
            <text:p>– Nach 15jährigem Konflikt zwischen Rehu und Aleese werden Unterlagen bekannt, denen zufolge die Hanse den Krieg absichtlich provoziert hat um den Preis für Salz dessen Bedeutung stieg künstlich weiter zu erhöhen.</text:p>
            <text:p/>
            <text:p>– Es kommt zu Gesprächen und gemeinsamen Ermittlungen zwischen dem Ordensmeister der Aleese und der obersten Priesterin Rehus.</text:p>
          </table:table-cell>
          <table:table-cell table:style-name="ce16" office:value-type="string" calcext:value-type="string">
            <text:p>– Mit der Hochzeit zwischen der Obersten Priesterin Beratane der Dritten und Gothan NAME VERVOLLSTÄNDIGEN wird der Frieden zwischen Aleese und Rehu geschlossen.</text:p>
            <text:p/>
            <text:p>– Aleese behält die eroberten Gebiete als Lehen und zahlt 40% der erwirtschafteten Güter als Reparation an Rehu.</text:p>
          </table:table-cell>
          <table:table-cell table:style-name="ce16" office:value-type="string" calcext:value-type="string">
            <text:p>– Myrath Hanlay Segora von Aleese wird zum ersten König der Aleese und löst damit den gewählten Ordensmeister als Regenten ab. Rehu unterstützt diesen Akt durch Senkung der Reparationszahlungen und Zusicherung territorialer Rechte.</text:p>
            <text:p/>
            <text:p>– Unter Führung seiner Majestät König Myrath dem ersten von Alsses nimmt das gesamte Volk per Dekret den Glauben an die Dreifache an.</text:p>
          </table:table-cell>
          <table:table-cell table:style-name="ce16" office:value-type="string" calcext:value-type="string">
            <text:p>– Segerad-Refa die Erste, Oberstepriesterin, wird zur Königin gottesgnaden über Rehu und die ganze drimestische Welt erklärt. Ihren Amtsantritt begleiten mehrere Tausendschaften der Aleeser Armee.</text:p>
          </table:table-cell>
          <table:table-cell table:style-name="ce16" office:value-type="string" calcext:value-type="string">
            <text:p>– Durch einen gemeinsamen Beschluss der Königshäuser Rehus und Aleese wird die Hanse aus beiden Reichen verbannt, alle Kontore und Gildenhäuser werden geschlossen, alle Transporte, Importe und Exporte im Namen der Hanse mit 100% Steuern belegt.</text:p>
          </table:table-cell>
          <table:table-cell office:value-type="string" calcext:value-type="string">
            <text:p>– Aus der Wüste verdrängt breitet sich die Hanse auf dem Nayadesh und Dshanetsha aus. </text:p>
            <text:p/>
            <text:p>– Die Handelssprache wird in Holm und Vahani relevant. </text:p>
            <text:p/>
            <text:p>– Durch die Erfindung magiebetriebener Hebewerke und den Fall der Salzpreise werden die Grasflächen der nördlichen Steilküste als Weideland relevant. Immer mehr Vahani ziehen daher nach Nord-Osten.</text:p>
            <text:p/>
            <text:p>– Mit VAHANINAME3 Der alle Bahadur Ost-Vahanis in Lehnseid nimmt tritt der erste Raa auf, ein König Vahanis.</text:p>
          </table:table-cell>
          <table:table-cell office:value-type="string" calcext:value-type="string">
            <text:p>– Rehu und Aleese werden zu Monarchien</text:p>
            <text:p/>
            <text:p>– Niedergang der Hanse</text:p>
            <text:p/>
            <text:p>– Aufschwung magiebetriebener Industie und Konstrukte</text:p>
          </table:table-cell>
          <table:table-cell/>
          <table:table-cell office:value-type="string" calcext:value-type="string">
            <text:p>– VAHANINAME4 erhebt sich über Raa1 bis Raa6 und erklärt sich mit Militärgewalt zum Maanraa (Großkönig) und eint die Vahani zu einem einzelnen monarchischem Staat.</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 Um ihre Hebewerke an der Närdlichen Flanke des Nayadesh zu verbessern und noch vor der Flut neue zu bauen, erobert Vahani unter Maanraa VAHANINAME5 die Magieruniversität Weißenegg und löst damit den Krieg der 9 Reiche aus.</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ext:p/>
            <text:p>– Eine Armee mit magischer Unterstützung vertreibt die Eleazar von der nördlichen Steilküste.</text:p>
            <text:p/>
            <text:p>– 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ext:p/>
            <text:p>– Lässt einen Durchmarsch der Rehu und Aleese zu, hält sich aber vorerst Neutral.</text:p>
            <text:p/>
            <text:p>– Cornelle bereitet die Unabhängigkeit von den Heimatgebieten in Fernsüd vor und nutzt den Konflikt mit Vahani aus um den Breitenkam zu übernehmen und sich so Hochlagen für die aufkommende Flut zu sichern.</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66"/>
        </table:table-row>
        <table:table-row table:style-name="ro10">
          <table:table-cell table:number-columns-repeated="1024"/>
        </table:table-row>
        <table:table-row table:style-name="ro17">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table:style-name="Default"/>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50"/>
          <table:table-cell table:style-name="ce29" office:value-type="string" calcext:value-type="string">
            <text:p>Magiebetriebene Hebewerke!</text:p>
          </table:table-cell>
          <table:table-cell table:number-columns-repeated="971"/>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8">
          <table:table-cell office:value-type="string" calcext:value-type="string">
            <text:p>Religiöse Entwicklung</text:p>
          </table:table-cell>
          <table:table-cell table:number-columns-repeated="18"/>
          <table:table-cell table:style-name="Default"/>
          <table:table-cell table:number-columns-repeated="2"/>
          <table:table-cell office:value-type="string" calcext:value-type="string">
            <text:p>Mit der Reformation beginnt die Gründung der neuen Kirche. Die Doktrin der Neuen Kirche lautet, dass die Bevorzugung der Magie, die nur einer der Verkörperungen der Dreifachen entspricht, das göttliche Gleichgewicht stört und damit Blasfemie ist. Die dreifache kann nämlich nur in ihrer Gänze angebetet werden und agieren.</text:p>
          </table:table-cell>
          <table:table-cell table:number-columns-repeated="1001"/>
        </table:table-row>
        <table:table-row table:style-name="ro19">
          <table:table-cell office:value-type="string" calcext:value-type="string">
            <text:p>Umliegende Gebiete</text:p>
          </table:table-cell>
          <table:table-cell table:number-columns-repeated="10"/>
          <table:table-cell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63">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62" table:default-cell-style-name="ce14"/>
        <table:table-column table:style-name="co62" table:default-cell-style-name="ce16"/>
        <table:table-column table:style-name="co12" table:default-cell-style-name="ce16"/>
        <table:table-column table:style-name="co63" table:number-columns-repeated="2" table:default-cell-style-name="ce16"/>
        <table:table-column table:style-name="co54" table:default-cell-style-name="ce16"/>
        <table:table-column table:style-name="co62" table:default-cell-style-name="ce16"/>
        <table:table-column table:style-name="co64" table:default-cell-style-name="ce16"/>
        <table:table-column table:style-name="co12" table:number-columns-repeated="2" table:default-cell-style-name="ce16"/>
        <table:table-column table:style-name="co65" table:number-columns-repeated="4" table:default-cell-style-name="ce16"/>
        <table:table-column table:style-name="co66" table:default-cell-style-name="ce16"/>
        <table:table-column table:style-name="co11" table:number-columns-repeated="1008" table:default-cell-style-name="ce16"/>
        <table:table-row table:style-name="ro20">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1">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vom Pantheon abgeleitet -a = weiblich, +an = männlich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2">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nur Ideen davon übrig geblieben nicht die Technik selbst. Sie haben aber von Anfang an eine Schrift und beherrschen höhere Mathematik. Viele Dinge die sie als Maschinen kannten, werden mit Magie nachgebildet.</text:p>
          </table:table-cell>
          <table:table-cell office:value-type="string" calcext:value-type="string">
            <text:p>Die Rehu entwickeln sich von einer Hetrogenen Flüchtlingswelle zu einem organisierten Religionsstaat, nach der Einführung des Magierrates verlieren sie an politischem Einfluss, werden aber zur ganz Gattland beherrschenden Glaubenseinrichtung</text:p>
          </table:table-cell>
          <table:table-cell table:number-columns-repeated="1009"/>
        </table:table-row>
        <table:table-row table:style-name="ro14">
          <table:table-cell office:value-type="string" calcext:value-type="string">
            <text:p>Nefer</text:p>
          </table:table-cell>
          <table:table-cell office:value-type="string" calcext:value-type="string">
            <text:p>Patriarchaische Ausdeutung Rehus</text:p>
          </table:table-cell>
          <table:table-cell office:value-type="string" calcext:value-type="string">
            <text:p>Rehu</text:p>
          </table:table-cell>
          <table:table-cell office:value-type="string" calcext:value-type="string">
            <text:p>Reformation des Glaubens durch eine Schule der Theologie, die darauf gründet, das Magie keine Auszeichnung der Dreifachen für irdische Ämter sein kann</text:p>
          </table:table-cell>
          <table:table-cell office:value-type="string" calcext:value-type="string">
            <text:p>Hauptsächlich Männer und nicht magiebegabte Frauen wandern auf den Rosspass aus und vermischen sich dort mit dem Alten Volk</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Man trägt eher Schwarz. Das zur Schau tragen von Rreichtum oder Prunk ist verpöhnt. Männer tragen sauber geschorene Bärte und Hüte, die Frauen lange Röcke und weiße Hauben.</text:p>
          </table:table-cell>
          <table:table-cell office:value-type="string" calcext:value-type="string">
            <text:p>Der Weg zur Gnade der Dreifachen ist steinig und mühsam nur wer ihn voller Demut bestreitet wird Erlösung finden.</text:p>
          </table:table-cell>
          <table:table-cell office:value-type="string" calcext:value-type="string">
            <text:p>Plantagentechnik</text:p>
          </table:table-cell>
          <table:table-cell office:value-type="string" calcext:value-type="string">
            <text:p>Glaube an die Dreifache</text:p>
          </table:table-cell>
          <table:table-cell table:style-name="Default" table:number-columns-repeated="3"/>
          <table:table-cell table:number-columns-repeated="1011"/>
        </table:table-row>
        <table:table-row table:style-name="ro20">
          <table:table-cell office:value-type="string" calcext:value-type="string">
            <text:p>Eleazar</text:p>
          </table:table-cell>
          <table:table-cell office:value-type="string" calcext:value-type="string">
            <text:p>Gildenbasiertes Handelsvolk</text:p>
          </table:table-cell>
          <table:table-cell/>
          <table:table-cell office:value-type="string" calcext:value-type="string">
            <text:p>Abgeschnittene Handelsroute </text:p>
          </table:table-cell>
          <table:table-cell table:number-columns-repeated="6"/>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7"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table table:name="Zeitleiste" table:style-name="ta1">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59"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5" table:number-columns-repeated="2" table:default-cell-style-name="ce16"/>
        <table:table-column table:style-name="co26" table:default-cell-style-name="ce16"/>
        <table:table-column table:style-name="co27" table:default-cell-style-name="ce16"/>
        <table:table-column table:style-name="co68" table:default-cell-style-name="ce16"/>
        <table:table-column table:style-name="co69" table:default-cell-style-name="ce16"/>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52" table:default-cell-style-name="ce16"/>
        <table:table-column table:style-name="co36" table:default-cell-style-name="ce16"/>
        <table:table-column table:style-name="co37" table:default-cell-style-name="ce16"/>
        <table:table-column table:style-name="co39" table:default-cell-style-name="ce16"/>
        <table:table-column table:style-name="co70" table:default-cell-style-name="ce16"/>
        <table:table-column table:style-name="co41" table:number-columns-repeated="2" table:default-cell-style-name="ce16"/>
        <table:table-column table:style-name="co71" table:default-cell-style-name="ce16"/>
        <table:table-column table:style-name="co69" table:default-cell-style-name="ce16"/>
        <table:table-column table:style-name="co45" table:default-cell-style-name="ce16"/>
        <table:table-column table:style-name="co72" table:default-cell-style-name="ce16"/>
        <table:table-column table:style-name="co48" table:default-cell-style-name="ce16"/>
        <table:table-column table:style-name="co49" table:default-cell-style-name="ce16"/>
        <table:table-column table:style-name="co50" table:default-cell-style-name="ce16"/>
        <table:table-column table:style-name="co73" table:default-cell-style-name="ce16"/>
        <table:table-column table:style-name="co30" table:number-columns-repeated="2" table:default-cell-style-name="ce16"/>
        <table:table-column table:style-name="co74" table:default-cell-style-name="ce31"/>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11" table:number-columns-repeated="972" table:default-cell-style-name="ce16"/>
        <table:table-row table:style-name="ro23">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20">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2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25">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24">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3"/>
          <table:table-cell office:value-type="string" calcext:value-type="string">
            <text:p>Der Glaube an die Dreifache verbreitet sich unter den Vahani, das Wirtschaftssystem wird angenommen, nur die politische Herrschaft nicht</text:p>
          </table:table-cell>
          <table:table-cell/>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9">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26">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27" table:visibility="collapse">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28" table:visibility="collapse">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3" table:visibility="collapse">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2" table:visibility="collapse">
          <table:table-cell office:value-type="string" calcext:value-type="string">
            <text:p>Iwari</text:p>
          </table:table-cell>
          <table:table-cell table:number-columns-repeated="1023"/>
        </table:table-row>
        <table:table-row table:style-name="ro29" table:visibility="collapse">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27" table:visibility="collapse">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visibility="collapse">
          <table:table-cell table:number-columns-repeated="1024"/>
        </table:table-row>
        <table:table-row table:style-name="ro30" table:visibility="collapse">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visibility="collapse">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visibility="collapse">
          <table:table-cell table:style-name="ce17" office:value-type="string" calcext:value-type="string">
            <text:p>Hanse</text:p>
          </table:table-cell>
          <table:table-cell table:style-name="ce20"/>
          <table:table-cell table:number-columns-repeated="1022"/>
        </table:table-row>
        <table:table-row table:style-name="ro27">
          <table:table-cell office:value-type="string" calcext:value-type="string">
            <text:p>Religiöse Entwicklung</text:p>
          </table:table-cell>
          <table:table-cell table:number-columns-repeated="10"/>
          <table:table-cell office:value-type="string" calcext:value-type="string">
            <text:p>Die Vahani geraten in eine Glaubenskriese und werden empfänglicher für den Glauben an die Dreifache.</text:p>
          </table:table-cell>
          <table:table-cell table:number-columns-repeated="7"/>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24">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named-expressions/>
      <table:database-ranges>
        <table:database-range table:name="__Anonymous_Sheet_DB__1" table:target-range-address="Zeitleiste_kompackt.E1:Zeitleiste_kompackt.BP1048576" table:contains-header="false" table:orientation="column">
          <table:sort>
            <table:sort-by table:field-number="0" table:data-type="automatic"/>
          </table:sort>
        </table:database-range>
        <table:database-range table:name="__Anonymous_Sheet_DB__4"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4">00.00.0000</text:date>, <text:time style:data-style-name="N2" text:time-value="11:09:38.82480211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12-14T12:50:46.946148459</dc:date>
    <meta:editing-duration>P3DT2H22M6S</meta:editing-duration>
    <meta:editing-cycles>51</meta:editing-cycles>
    <meta:generator>LibreOffice/5.4.2.2.0$Linux_X86_64 LibreOffice_project/40m0$Build-2</meta:generator>
    <meta:document-statistic meta:table-count="5" meta:cell-count="619" meta:object-count="0"/>
  </office:meta>
</office:document-meta>
</file>